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950e" draw:opacity="10%" draw:textarea-horizontal-align="justify" draw:textarea-vertical-align="middle" draw:auto-grow-height="false" fo:min-height="6.686cm" fo:min-width="5.842cm" draw:shadow-opacity="10%"/>
    </style:style>
    <style:style style:name="gr2" style:family="graphic" style:parent-style-name="standard">
      <style:graphic-properties draw:fill="solid" draw:fill-color="#99ccff" draw:opacity="10%" draw:textarea-horizontal-align="justify" draw:textarea-vertical-align="middle" draw:auto-grow-height="false" fo:min-height="6.686cm" fo:min-width="5.842cm" draw:shadow-opacity="10%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 fo:min-height="1.044cm" fo:min-width="2.548cm"/>
    </style:style>
    <style:style style:name="gr4" style:family="graphic" style:parent-style-name="standard">
      <style:graphic-properties draw:fill="solid" draw:fill-color="#ff950e" draw:textarea-horizontal-align="justify" draw:textarea-vertical-align="middle" draw:auto-grow-height="false" fo:min-height="1.02cm" fo:min-width="2.548cm"/>
    </style:style>
    <style:style style:name="gr5" style:family="graphic" style:parent-style-name="standard">
      <style:graphic-properties draw:stroke="solid" draw:stroke-dash="Fine_20_Dashed" svg:stroke-color="#3465a4" draw:fill="solid" draw:fill-color="#99ccff" draw:textarea-horizontal-align="justify" draw:textarea-vertical-align="middle" draw:auto-grow-height="false" fo:min-height="0.483cm" fo:min-width="0.22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 fo:min-height="0.483cm" fo:min-width="0.22cm"/>
    </style:style>
    <style:style style:name="gr7" style:family="graphic" style:parent-style-name="standard">
      <style:graphic-properties draw:stroke="dash" draw:stroke-dash="Fine_20_Dashed" svg:stroke-color="#000000" draw:fill="solid" draw:fill-color="#ff950e" draw:textarea-horizontal-align="justify" draw:textarea-vertical-align="middle" draw:auto-grow-height="false" fo:min-height="0.47cm" fo:min-width="0.22cm"/>
    </style:style>
    <style:style style:name="gr8" style:family="graphic" style:parent-style-name="standard">
      <style:graphic-properties svg:stroke-color="#000000" draw:fill="solid" draw:fill-color="#ff950e"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fill="solid" draw:fill-color="#ff950e" draw:textarea-horizontal-align="justify" draw:textarea-vertical-align="middle" draw:auto-grow-height="false" fo:min-height="0.47cm" fo:min-width="0.22cm"/>
    </style:style>
    <style:style style:name="gr10" style:family="graphic" style:parent-style-name="objectwithoutfill">
      <style:graphic-properties draw:stroke="dash" draw:stroke-dash="Fine_20_Dashed" svg:stroke-color="#000000" draw:marker-start="Triangle_20_unfilled" draw:marker-end="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start="Symmetric_20_Arrow" draw:marker-end="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2.38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5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17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8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9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03cm"/>
    </style:style>
    <style:style style:name="gr18" style:family="graphic" style:parent-style-name="objectwithoutfill">
      <style:graphic-properties svg:stroke-color="#000000" draw:marker-start="Symmetric_20_Arrow" draw:fill="none" draw:textarea-vertical-align="middle"/>
    </style:style>
    <style:style style:name="P1" style:family="paragraph">
      <loext:graphic-properties draw:fill="solid" draw:fill-color="#ff950e" draw:opacity="10%"/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="solid" draw:fill-color="#99ccff" draw:opacity="10%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solid" draw:fill-color="#99ccff"/>
      <style:paragraph-properties fo:text-align="center"/>
    </style:style>
    <style:style style:name="P4" style:family="paragraph">
      <loext:graphic-properties draw:fill="solid" draw:fill-color="#ff950e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42cm" svg:height="6.936cm" svg:x="10.315cm" svg:y="7.7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42cm" svg:height="6.936cm" svg:x="2.889cm" svg:y="5.4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3.048cm" svg:height="1.294cm" svg:x="4.543cm" svg:y="10.7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3.048cm" svg:height="1.27cm" svg:x="11.989cm" svg:y="13.0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7" draw:id="id7" draw:layer="layout" svg:width="1.016cm" svg:height="1.035cm" svg:x="5.571cm" svg:y="9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" draw:id="id1" draw:layer="layout" svg:width="1.016cm" svg:height="1.035cm" svg:x="5.548cm" svg:y="7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6" draw:id="id6" draw:layer="layout" svg:width="1.016cm" svg:height="1.035cm" svg:x="5.548cm" svg:y="6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2" draw:id="id2" draw:layer="layout" svg:width="1.016cm" svg:height="1.016cm" svg:x="11.148cm" svg:y="11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3" draw:id="id3" draw:layer="layout" svg:width="1.016cm" svg:height="1.016cm" svg:x="12.994cm" svg:y="10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5" draw:id="id5" draw:layer="layout" svg:width="1.016cm" svg:height="1.016cm" svg:x="12.994cm" svg:y="8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lines" svg:x1="6.564cm" svg:y1="8.185cm" svg:x2="11.148cm" svg:y2="11.704cm" draw:start-shape="id1" draw:start-glue-point="10" draw:end-shape="id2" draw:end-glue-point="6" svg:d="M6564 8185h501l3582 3519h501" svg:viewBox="0 0 4585 3520">
          <text:p/>
        </draw:connector>
        <draw:connector draw:style-name="gr11" draw:text-style-name="P5" draw:layer="layout" draw:type="lines" svg:x1="13.502cm" svg:y1="11.043cm" svg:x2="13.513cm" svg:y2="13.092cm" draw:start-shape="id3" draw:start-glue-point="8" draw:end-shape="id4" draw:end-glue-point="0" svg:d="M13502 11043v501l11 1047v501" svg:viewBox="0 0 12 2050">
          <text:p/>
        </draw:connector>
        <draw:connector draw:style-name="gr11" draw:text-style-name="P5" draw:layer="layout" draw:type="lines" svg:x1="13.502cm" svg:y1="9.543cm" svg:x2="13.502cm" svg:y2="10.027cm" draw:start-shape="id5" draw:start-glue-point="8" draw:end-shape="id3" draw:end-glue-point="4" svg:d="M13502 9543v501-518 501" svg:viewBox="0 0 1 519">
          <text:p/>
        </draw:connector>
        <draw:connector draw:style-name="gr11" draw:text-style-name="P5" draw:layer="layout" draw:type="line" svg:x1="6.056cm" svg:y1="7.174cm" svg:x2="6.056cm" svg:y2="7.667cm" draw:start-shape="id6" draw:start-glue-point="8" draw:end-shape="id1" draw:end-glue-point="4" svg:d="M6056 7174v493" svg:viewBox="0 0 1 494">
          <text:p/>
        </draw:connector>
        <draw:frame draw:style-name="gr12" draw:text-style-name="P6" draw:layer="layout" svg:width="2.881cm" svg:height="0.657cm" svg:x="4.631cm" svg:y="11.083cm">
          <draw:text-box>
            <text:p><text:span text:style-name="T1">main scheduler</text:span></text:p>
          </draw:text-box>
        </draw:frame>
        <draw:frame draw:style-name="gr13" draw:text-style-name="P6" draw:layer="layout" svg:width="2.026cm" svg:height="1.039cm" svg:x="12.5cm" svg:y="13.227cm">
          <draw:text-box>
            <text:p><text:span text:style-name="T1">alternate</text:span></text:p>
            <text:p><text:span text:style-name="T1">scheduler</text:span></text:p>
          </draw:text-box>
        </draw:frame>
        <draw:frame draw:style-name="gr14" draw:text-style-name="P8" draw:layer="layout" svg:width="2.678cm" svg:height="1.199cm" svg:x="10.305cm" svg:y="7.749cm">
          <draw:text-box>
            <text:p text:style-name="P7"><text:span text:style-name="T2">out-of-band</text:span></text:p>
            <text:p text:style-name="P7"><text:span text:style-name="T2">runqueue</text:span></text:p>
          </draw:text-box>
        </draw:frame>
        <draw:frame draw:style-name="gr15" draw:text-style-name="P8" draw:layer="layout" svg:width="2.301cm" svg:height="1.199cm" svg:x="2.868cm" svg:y="5.473cm">
          <draw:text-box>
            <text:p text:style-name="P7"><text:span text:style-name="T2">in-band</text:span></text:p>
            <text:p text:style-name="P7"><text:span text:style-name="T2">runqueue</text:span></text:p>
          </draw:text-box>
        </draw:frame>
        <draw:frame draw:style-name="gr16" draw:text-style-name="P6" draw:layer="layout" svg:width="2.699cm" svg:height="0.569cm" svg:x="2.95cm" svg:y="7.871cm">
          <draw:text-box>
            <text:p><text:span text:style-name="T3">TASK_RUNNING</text:span></text:p>
          </draw:text-box>
        </draw:frame>
        <draw:frame draw:style-name="gr17" draw:text-style-name="P9" draw:layer="layout" svg:width="1.903cm" svg:height="0.569cm" svg:x="10.738cm" svg:y="12.281cm">
          <draw:text-box>
            <text:p><text:span text:style-name="T3">T_INBAND</text:span></text:p>
          </draw:text-box>
        </draw:frame>
        <draw:connector draw:style-name="gr18" draw:text-style-name="P10" draw:layer="layout" draw:type="curve" svg:x1="6.079cm" svg:y1="10.181cm" svg:x2="6.067cm" svg:y2="10.766cm" draw:start-shape="id7" draw:start-glue-point="8" draw:end-shape="id8" draw:end-glue-point="0" svg:d="M6079 10181c0 438-12 146-12 585" svg:viewBox="0 0 13 586">
          <text:p/>
        </draw:connector>
        <draw:connector draw:style-name="gr11" draw:text-style-name="P5" draw:layer="layout" draw:type="curve" svg:x1="6.056cm" svg:y1="8.702cm" svg:x2="6.079cm" svg:y2="9.146cm" draw:start-shape="id1" draw:start-glue-point="8" draw:end-shape="id7" draw:end-glue-point="4" svg:d="M6056 8702c0 331 23 110 23 444" svg:viewBox="0 0 24 4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GERUM</meta:initial-creator>
    <meta:creation-date>2019-03-24T16:31:01.819048624</meta:creation-date>
    <dc:date>2019-03-24T16:38:29.764478028</dc:date>
    <dc:creator>Philippe GERUM</dc:creator>
    <meta:editing-duration>PT7M6S</meta:editing-duration>
    <meta:editing-cycles>10</meta:editing-cycles>
    <meta:generator>LibreOffice/6.1.5.2$Linux_X86_64 LibreOffice_project/10$Build-2</meta:generator>
    <meta:document-statistic meta:object-count="22"/>
  </office:meta>
</office:document-meta>
</file>